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0.000000000000000E+000</text:p>
          </table:table-cell>
          <table:table-cell office:value-type="string">
            <text:p>2.104295781272274E-002</text:p>
          </table:table-cell>
          <table:table-cell table:number-columns-repeated="6"/>
        </table:table-row>
        <table:table-row table:style-name="ro1">
          <table:table-cell office:value-type="string">
            <text:p>5.000000000000000E-003</text:p>
          </table:table-cell>
          <table:table-cell office:value-type="string">
            <text:p>2.102669435832787E-002</text:p>
          </table:table-cell>
          <table:table-cell table:number-columns-repeated="6"/>
        </table:table-row>
        <table:table-row table:style-name="ro1">
          <table:table-cell office:value-type="string">
            <text:p>1.000000000000000E-002</text:p>
          </table:table-cell>
          <table:table-cell office:value-type="string">
            <text:p>2.101043927341636E-002</text:p>
          </table:table-cell>
          <table:table-cell table:number-columns-repeated="6"/>
        </table:table-row>
        <table:table-row table:style-name="ro1">
          <table:table-cell office:value-type="string">
            <text:p>1.500000000000000E-002</text:p>
          </table:table-cell>
          <table:table-cell office:value-type="string">
            <text:p>2.099419256145902E-002</text:p>
          </table:table-cell>
          <table:table-cell table:number-columns-repeated="6"/>
        </table:table-row>
        <table:table-row table:style-name="ro1">
          <table:table-cell office:value-type="string">
            <text:p>2.000000000000000E-002</text:p>
          </table:table-cell>
          <table:table-cell office:value-type="string">
            <text:p>2.097795422593284E-002</text:p>
          </table:table-cell>
          <table:table-cell table:number-columns-repeated="6"/>
        </table:table-row>
        <table:table-row table:style-name="ro1">
          <table:table-cell office:value-type="string">
            <text:p>2.500000000000000E-002</text:p>
          </table:table-cell>
          <table:table-cell office:value-type="string">
            <text:p>2.096172427032109E-002</text:p>
          </table:table-cell>
          <table:table-cell table:number-columns-repeated="6"/>
        </table:table-row>
        <table:table-row table:style-name="ro1">
          <table:table-cell office:value-type="string">
            <text:p>3.000000000000000E-002</text:p>
          </table:table-cell>
          <table:table-cell office:value-type="string">
            <text:p>2.094550269811329E-002</text:p>
          </table:table-cell>
          <table:table-cell table:number-columns-repeated="6"/>
        </table:table-row>
        <table:table-row table:style-name="ro1">
          <table:table-cell office:value-type="string">
            <text:p>3.500000000000000E-002</text:p>
          </table:table-cell>
          <table:table-cell office:value-type="string">
            <text:p>2.092928951280527E-002</text:p>
          </table:table-cell>
          <table:table-cell table:number-columns-repeated="6"/>
        </table:table-row>
        <table:table-row table:style-name="ro1">
          <table:table-cell office:value-type="string">
            <text:p>4.000000000000000E-002</text:p>
          </table:table-cell>
          <table:table-cell office:value-type="string">
            <text:p>2.091308471789916E-002</text:p>
          </table:table-cell>
          <table:table-cell table:number-columns-repeated="6"/>
        </table:table-row>
        <table:table-row table:style-name="ro1">
          <table:table-cell office:value-type="string">
            <text:p>4.500000000000000E-002</text:p>
          </table:table-cell>
          <table:table-cell office:value-type="string">
            <text:p>2.089688831690346E-002</text:p>
          </table:table-cell>
          <table:table-cell table:number-columns-repeated="6"/>
        </table:table-row>
        <table:table-row table:style-name="ro1">
          <table:table-cell office:value-type="string">
            <text:p>5.000000000000000E-002</text:p>
          </table:table-cell>
          <table:table-cell office:value-type="string">
            <text:p>2.088070031333303E-002</text:p>
          </table:table-cell>
          <table:table-cell table:number-columns-repeated="6"/>
        </table:table-row>
        <table:table-row table:style-name="ro1">
          <table:table-cell office:value-type="string">
            <text:p>5.499999999999999E-002</text:p>
          </table:table-cell>
          <table:table-cell office:value-type="string">
            <text:p>2.086452071070911E-002</text:p>
          </table:table-cell>
          <table:table-cell table:number-columns-repeated="6"/>
        </table:table-row>
        <table:table-row table:style-name="ro1">
          <table:table-cell office:value-type="string">
            <text:p>5.999999999999999E-002</text:p>
          </table:table-cell>
          <table:table-cell office:value-type="string">
            <text:p>2.084834951255938E-002</text:p>
          </table:table-cell>
          <table:table-cell table:number-columns-repeated="6"/>
        </table:table-row>
        <table:table-row table:style-name="ro1">
          <table:table-cell office:value-type="string">
            <text:p>6.499999999999999E-002</text:p>
          </table:table-cell>
          <table:table-cell office:value-type="string">
            <text:p>2.083218672241794E-002</text:p>
          </table:table-cell>
          <table:table-cell table:number-columns-repeated="6"/>
        </table:table-row>
        <table:table-row table:style-name="ro1">
          <table:table-cell office:value-type="string">
            <text:p>6.999999999999999E-002</text:p>
          </table:table-cell>
          <table:table-cell office:value-type="string">
            <text:p>2.081603234382538E-002</text:p>
          </table:table-cell>
          <table:table-cell table:number-columns-repeated="6"/>
        </table:table-row>
        <table:table-row table:style-name="ro1">
          <table:table-cell office:value-type="string">
            <text:p>7.500000000000000E-002</text:p>
          </table:table-cell>
          <table:table-cell office:value-type="string">
            <text:p>2.079988638032877E-002</text:p>
          </table:table-cell>
          <table:table-cell table:number-columns-repeated="6"/>
        </table:table-row>
        <table:table-row table:style-name="ro1">
          <table:table-cell office:value-type="string">
            <text:p>8.000000000000000E-002</text:p>
          </table:table-cell>
          <table:table-cell office:value-type="string">
            <text:p>2.078374883548170E-002</text:p>
          </table:table-cell>
          <table:table-cell table:number-columns-repeated="6"/>
        </table:table-row>
        <table:table-row table:style-name="ro1">
          <table:table-cell office:value-type="string">
            <text:p>8.500000000000001E-002</text:p>
          </table:table-cell>
          <table:table-cell office:value-type="string">
            <text:p>2.076761971284430E-002</text:p>
          </table:table-cell>
          <table:table-cell table:number-columns-repeated="6"/>
        </table:table-row>
        <table:table-row table:style-name="ro1">
          <table:table-cell office:value-type="string">
            <text:p>9.000000000000001E-002</text:p>
          </table:table-cell>
          <table:table-cell office:value-type="string">
            <text:p>2.075149901598328E-002</text:p>
          </table:table-cell>
          <table:table-cell table:number-columns-repeated="6"/>
        </table:table-row>
        <table:table-row table:style-name="ro1">
          <table:table-cell office:value-type="string">
            <text:p>9.500000000000001E-002</text:p>
          </table:table-cell>
          <table:table-cell office:value-type="string">
            <text:p>2.073538674847193E-002</text:p>
          </table:table-cell>
          <table:table-cell table:number-columns-repeated="6"/>
        </table:table-row>
        <table:table-row table:style-name="ro1">
          <table:table-cell office:value-type="string">
            <text:p>0.100000000000000</text:p>
          </table:table-cell>
          <table:table-cell office:value-type="string">
            <text:p>2.071928291389017E-002</text:p>
          </table:table-cell>
          <table:table-cell table:number-columns-repeated="6"/>
        </table:table-row>
        <table:table-row table:style-name="ro1">
          <table:table-cell office:value-type="string">
            <text:p>0.105000000000000</text:p>
          </table:table-cell>
          <table:table-cell office:value-type="string">
            <text:p>2.070318751582455E-002</text:p>
          </table:table-cell>
          <table:table-cell table:number-columns-repeated="6"/>
        </table:table-row>
        <table:table-row table:style-name="ro1">
          <table:table-cell office:value-type="string">
            <text:p>0.110000000000000</text:p>
          </table:table-cell>
          <table:table-cell office:value-type="string">
            <text:p>2.068710055786830E-002</text:p>
          </table:table-cell>
          <table:table-cell table:number-columns-repeated="6"/>
        </table:table-row>
        <table:table-row table:style-name="ro1">
          <table:table-cell office:value-type="string">
            <text:p>0.115000000000000</text:p>
          </table:table-cell>
          <table:table-cell office:value-type="string">
            <text:p>2.067102204362134E-002</text:p>
          </table:table-cell>
          <table:table-cell table:number-columns-repeated="6"/>
        </table:table-row>
        <table:table-row table:style-name="ro1">
          <table:table-cell office:value-type="string">
            <text:p>0.120000000000000</text:p>
          </table:table-cell>
          <table:table-cell office:value-type="string">
            <text:p>2.065495197669032E-002</text:p>
          </table:table-cell>
          <table:table-cell table:number-columns-repeated="6"/>
        </table:table-row>
        <table:table-row table:style-name="ro1">
          <table:table-cell office:value-type="string">
            <text:p>0.125000000000000</text:p>
          </table:table-cell>
          <table:table-cell office:value-type="string">
            <text:p>2.063889036068862E-002</text:p>
          </table:table-cell>
          <table:table-cell table:number-columns-repeated="6"/>
        </table:table-row>
        <table:table-row table:style-name="ro1">
          <table:table-cell office:value-type="string">
            <text:p>0.130000000000000</text:p>
          </table:table-cell>
          <table:table-cell office:value-type="string">
            <text:p>2.062283719923640E-002</text:p>
          </table:table-cell>
          <table:table-cell table:number-columns-repeated="6"/>
        </table:table-row>
        <table:table-row table:style-name="ro1">
          <table:table-cell office:value-type="string">
            <text:p>0.135000000000000</text:p>
          </table:table-cell>
          <table:table-cell office:value-type="string">
            <text:p>2.060743041368309E-002</text:p>
          </table:table-cell>
          <table:table-cell table:number-columns-repeated="6"/>
        </table:table-row>
        <table:table-row table:style-name="ro1">
          <table:table-cell office:value-type="string">
            <text:p>0.140000000000000</text:p>
          </table:table-cell>
          <table:table-cell office:value-type="string">
            <text:p>2.059266951148287E-002</text:p>
          </table:table-cell>
          <table:table-cell table:number-columns-repeated="6"/>
        </table:table-row>
        <table:table-row table:style-name="ro1">
          <table:table-cell office:value-type="string">
            <text:p>0.145000000000000</text:p>
          </table:table-cell>
          <table:table-cell office:value-type="string">
            <text:p>2.057855401993156E-002</text:p>
          </table:table-cell>
          <table:table-cell table:number-columns-repeated="6"/>
        </table:table-row>
        <table:table-row table:style-name="ro1">
          <table:table-cell office:value-type="string">
            <text:p>0.150000000000000</text:p>
          </table:table-cell>
          <table:table-cell office:value-type="string">
            <text:p>2.056508348615037E-002</text:p>
          </table:table-cell>
          <table:table-cell table:number-columns-repeated="6"/>
        </table:table-row>
        <table:table-row table:style-name="ro1">
          <table:table-cell office:value-type="string">
            <text:p>0.155000000000000</text:p>
          </table:table-cell>
          <table:table-cell office:value-type="string">
            <text:p>2.055225747707030E-002</text:p>
          </table:table-cell>
          <table:table-cell table:number-columns-repeated="6"/>
        </table:table-row>
        <table:table-row table:style-name="ro1">
          <table:table-cell office:value-type="string">
            <text:p>0.160000000000000</text:p>
          </table:table-cell>
          <table:table-cell office:value-type="string">
            <text:p>2.054007557941718E-002</text:p>
          </table:table-cell>
          <table:table-cell table:number-columns-repeated="6"/>
        </table:table-row>
        <table:table-row table:style-name="ro1">
          <table:table-cell office:value-type="string">
            <text:p>0.165000000000000</text:p>
          </table:table-cell>
          <table:table-cell office:value-type="string">
            <text:p>2.052853739969741E-002</text:p>
          </table:table-cell>
          <table:table-cell table:number-columns-repeated="6"/>
        </table:table-row>
        <table:table-row table:style-name="ro1">
          <table:table-cell office:value-type="string">
            <text:p>0.170000000000000</text:p>
          </table:table-cell>
          <table:table-cell office:value-type="string">
            <text:p>2.051764256418429E-002</text:p>
          </table:table-cell>
          <table:table-cell table:number-columns-repeated="6"/>
        </table:table-row>
        <table:table-row table:style-name="ro1">
          <table:table-cell office:value-type="string">
            <text:p>0.175000000000000</text:p>
          </table:table-cell>
          <table:table-cell office:value-type="string">
            <text:p>2.050739071890502E-002</text:p>
          </table:table-cell>
          <table:table-cell table:number-columns-repeated="6"/>
        </table:table-row>
        <table:table-row table:style-name="ro1">
          <table:table-cell office:value-type="string">
            <text:p>0.180000000000000</text:p>
          </table:table-cell>
          <table:table-cell office:value-type="string">
            <text:p>2.049778152962838E-002</text:p>
          </table:table-cell>
          <table:table-cell table:number-columns-repeated="6"/>
        </table:table-row>
        <table:table-row table:style-name="ro1">
          <table:table-cell office:value-type="string">
            <text:p>0.185000000000000</text:p>
          </table:table-cell>
          <table:table-cell office:value-type="string">
            <text:p>2.048881468185305E-002</text:p>
          </table:table-cell>
          <table:table-cell table:number-columns-repeated="6"/>
        </table:table-row>
        <table:table-row table:style-name="ro1">
          <table:table-cell office:value-type="string">
            <text:p>0.190000000000000</text:p>
          </table:table-cell>
          <table:table-cell office:value-type="string">
            <text:p>2.048048988079654E-002</text:p>
          </table:table-cell>
          <table:table-cell table:number-columns-repeated="6"/>
        </table:table-row>
        <table:table-row table:style-name="ro1">
          <table:table-cell office:value-type="string">
            <text:p>0.195000000000000</text:p>
          </table:table-cell>
          <table:table-cell office:value-type="string">
            <text:p>2.047280685138480E-002</text:p>
          </table:table-cell>
          <table:table-cell table:number-columns-repeated="6"/>
        </table:table-row>
        <table:table-row table:style-name="ro1">
          <table:table-cell office:value-type="string">
            <text:p>0.200000000000000</text:p>
          </table:table-cell>
          <table:table-cell office:value-type="string">
            <text:p>2.046576533824254E-002</text:p>
          </table:table-cell>
          <table:table-cell table:number-columns-repeated="6"/>
        </table:table-row>
        <table:table-row table:style-name="ro1">
          <table:table-cell office:value-type="string">
            <text:p>0.205000000000000</text:p>
          </table:table-cell>
          <table:table-cell office:value-type="string">
            <text:p>2.045936510568410E-002</text:p>
          </table:table-cell>
          <table:table-cell table:number-columns-repeated="6"/>
        </table:table-row>
        <table:table-row table:style-name="ro1">
          <table:table-cell office:value-type="string">
            <text:p>0.210000000000000</text:p>
          </table:table-cell>
          <table:table-cell office:value-type="string">
            <text:p>2.045360593770502E-002</text:p>
          </table:table-cell>
          <table:table-cell table:number-columns-repeated="6"/>
        </table:table-row>
        <table:table-row table:style-name="ro1">
          <table:table-cell office:value-type="string">
            <text:p>0.215000000000000</text:p>
          </table:table-cell>
          <table:table-cell office:value-type="string">
            <text:p>2.044848763797432E-002</text:p>
          </table:table-cell>
          <table:table-cell table:number-columns-repeated="6"/>
        </table:table-row>
        <table:table-row table:style-name="ro1">
          <table:table-cell office:value-type="string">
            <text:p>0.220000000000000</text:p>
          </table:table-cell>
          <table:table-cell office:value-type="string">
            <text:p>2.044401002982729E-002</text:p>
          </table:table-cell>
          <table:table-cell table:number-columns-repeated="6"/>
        </table:table-row>
        <table:table-row table:style-name="ro1">
          <table:table-cell office:value-type="string">
            <text:p>0.225000000000000</text:p>
          </table:table-cell>
          <table:table-cell office:value-type="string">
            <text:p>2.044017295625910E-002</text:p>
          </table:table-cell>
          <table:table-cell table:number-columns-repeated="6"/>
        </table:table-row>
        <table:table-row table:style-name="ro1">
          <table:table-cell office:value-type="string">
            <text:p>0.230000000000000</text:p>
          </table:table-cell>
          <table:table-cell office:value-type="string">
            <text:p>2.043697627991893E-002</text:p>
          </table:table-cell>
          <table:table-cell table:number-columns-repeated="6"/>
        </table:table-row>
        <table:table-row table:style-name="ro1">
          <table:table-cell office:value-type="string">
            <text:p>0.235000000000000</text:p>
          </table:table-cell>
          <table:table-cell office:value-type="string">
            <text:p>2.043441988310484E-002</text:p>
          </table:table-cell>
          <table:table-cell table:number-columns-repeated="6"/>
        </table:table-row>
        <table:table-row table:style-name="ro1">
          <table:table-cell office:value-type="string">
            <text:p>0.240000000000000</text:p>
          </table:table-cell>
          <table:table-cell office:value-type="string">
            <text:p>2.043250366775924E-002</text:p>
          </table:table-cell>
          <table:table-cell table:number-columns-repeated="6"/>
        </table:table-row>
        <table:table-row table:style-name="ro1">
          <table:table-cell office:value-type="string">
            <text:p>0.245000000000000</text:p>
          </table:table-cell>
          <table:table-cell office:value-type="string">
            <text:p>2.043122755546503E-002</text:p>
          </table:table-cell>
          <table:table-cell table:number-columns-repeated="6"/>
        </table:table-row>
        <table:table-row table:style-name="ro1">
          <table:table-cell office:value-type="string">
            <text:p>0.250000000000000</text:p>
          </table:table-cell>
          <table:table-cell office:value-type="string">
            <text:p>2.043059148744240E-002</text:p>
          </table:table-cell>
          <table:table-cell table:number-columns-repeated="6"/>
        </table:table-row>
        <table:table-row table:style-name="ro1">
          <table:table-cell office:value-type="string">
            <text:p>0.255000000000000</text:p>
          </table:table-cell>
          <table:table-cell office:value-type="string">
            <text:p>2.043059542454630E-002</text:p>
          </table:table-cell>
          <table:table-cell table:number-columns-repeated="6"/>
        </table:table-row>
        <table:table-row table:style-name="ro1">
          <table:table-cell office:value-type="string">
            <text:p>0.260000000000000</text:p>
          </table:table-cell>
          <table:table-cell office:value-type="string">
            <text:p>2.043123934726451E-002</text:p>
          </table:table-cell>
          <table:table-cell table:number-columns-repeated="6"/>
        </table:table-row>
        <table:table-row table:style-name="ro1">
          <table:table-cell office:value-type="string">
            <text:p>0.265000000000000</text:p>
          </table:table-cell>
          <table:table-cell office:value-type="string">
            <text:p>2.043252325571640E-002</text:p>
          </table:table-cell>
          <table:table-cell table:number-columns-repeated="6"/>
        </table:table-row>
        <table:table-row table:style-name="ro1">
          <table:table-cell office:value-type="string">
            <text:p>0.270000000000000</text:p>
          </table:table-cell>
          <table:table-cell office:value-type="string">
            <text:p>2.043444716965235E-002</text:p>
          </table:table-cell>
          <table:table-cell table:number-columns-repeated="6"/>
        </table:table-row>
        <table:table-row table:style-name="ro1">
          <table:table-cell office:value-type="string">
            <text:p>0.275000000000000</text:p>
          </table:table-cell>
          <table:table-cell office:value-type="string">
            <text:p>2.043701112845382E-002</text:p>
          </table:table-cell>
          <table:table-cell table:number-columns-repeated="6"/>
        </table:table-row>
        <table:table-row table:style-name="ro1">
          <table:table-cell office:value-type="string">
            <text:p>0.280000000000000</text:p>
          </table:table-cell>
          <table:table-cell office:value-type="string">
            <text:p>2.044021519113405E-002</text:p>
          </table:table-cell>
          <table:table-cell table:number-columns-repeated="6"/>
        </table:table-row>
        <table:table-row table:style-name="ro1">
          <table:table-cell office:value-type="string">
            <text:p>0.285000000000000</text:p>
          </table:table-cell>
          <table:table-cell office:value-type="string">
            <text:p>2.044405943633942E-002</text:p>
          </table:table-cell>
          <table:table-cell table:number-columns-repeated="6"/>
        </table:table-row>
        <table:table-row table:style-name="ro1">
          <table:table-cell office:value-type="string">
            <text:p>0.290000000000000</text:p>
          </table:table-cell>
          <table:table-cell office:value-type="string">
            <text:p>2.044854396235149E-002</text:p>
          </table:table-cell>
          <table:table-cell table:number-columns-repeated="6"/>
        </table:table-row>
        <table:table-row table:style-name="ro1">
          <table:table-cell office:value-type="string">
            <text:p>0.295000000000000</text:p>
          </table:table-cell>
          <table:table-cell office:value-type="string">
            <text:p>2.045366888708966E-002</text:p>
          </table:table-cell>
          <table:table-cell table:number-columns-repeated="6"/>
        </table:table-row>
        <table:table-row table:style-name="ro1">
          <table:table-cell office:value-type="string">
            <text:p>0.300000000000000</text:p>
          </table:table-cell>
          <table:table-cell office:value-type="string">
            <text:p>2.045943434811450E-002</text:p>
          </table:table-cell>
          <table:table-cell table:number-columns-repeated="6"/>
        </table:table-row>
        <table:table-row table:style-name="ro1">
          <table:table-cell office:value-type="string">
            <text:p>0.305000000000000</text:p>
          </table:table-cell>
          <table:table-cell office:value-type="string">
            <text:p>2.046584050263175E-002</text:p>
          </table:table-cell>
          <table:table-cell table:number-columns-repeated="6"/>
        </table:table-row>
        <table:table-row table:style-name="ro1">
          <table:table-cell office:value-type="string">
            <text:p>0.310000000000000</text:p>
          </table:table-cell>
          <table:table-cell office:value-type="string">
            <text:p>2.047288752749692E-002</text:p>
          </table:table-cell>
          <table:table-cell table:number-columns-repeated="6"/>
        </table:table-row>
        <table:table-row table:style-name="ro1">
          <table:table-cell office:value-type="string">
            <text:p>0.315000000000000</text:p>
          </table:table-cell>
          <table:table-cell office:value-type="string">
            <text:p>2.048057561922057E-002</text:p>
          </table:table-cell>
          <table:table-cell table:number-columns-repeated="6"/>
        </table:table-row>
        <table:table-row table:style-name="ro1">
          <table:table-cell office:value-type="string">
            <text:p>0.320000000000000</text:p>
          </table:table-cell>
          <table:table-cell office:value-type="string">
            <text:p>2.048890499397428E-002</text:p>
          </table:table-cell>
          <table:table-cell table:number-columns-repeated="6"/>
        </table:table-row>
        <table:table-row table:style-name="ro1">
          <table:table-cell office:value-type="string">
            <text:p>0.325000000000000</text:p>
          </table:table-cell>
          <table:table-cell office:value-type="string">
            <text:p>2.049787588759722E-002</text:p>
          </table:table-cell>
          <table:table-cell table:number-columns-repeated="6"/>
        </table:table-row>
        <table:table-row table:style-name="ro1">
          <table:table-cell office:value-type="string">
            <text:p>0.330000000000000</text:p>
          </table:table-cell>
          <table:table-cell office:value-type="string">
            <text:p>2.050748855560338E-002</text:p>
          </table:table-cell>
          <table:table-cell table:number-columns-repeated="6"/>
        </table:table-row>
        <table:table-row table:style-name="ro1">
          <table:table-cell office:value-type="string">
            <text:p>0.335000000000000</text:p>
          </table:table-cell>
          <table:table-cell office:value-type="string">
            <text:p>2.051774327318948E-002</text:p>
          </table:table-cell>
          <table:table-cell table:number-columns-repeated="6"/>
        </table:table-row>
        <table:table-row table:style-name="ro1">
          <table:table-cell office:value-type="string">
            <text:p>0.340000000000000</text:p>
          </table:table-cell>
          <table:table-cell office:value-type="string">
            <text:p>2.052864033524347E-002</text:p>
          </table:table-cell>
          <table:table-cell table:number-columns-repeated="6"/>
        </table:table-row>
        <table:table-row table:style-name="ro1">
          <table:table-cell office:value-type="string">
            <text:p>0.345000000000000</text:p>
          </table:table-cell>
          <table:table-cell office:value-type="string">
            <text:p>2.054018005635380E-002</text:p>
          </table:table-cell>
          <table:table-cell table:number-columns-repeated="6"/>
        </table:table-row>
        <table:table-row table:style-name="ro1">
          <table:table-cell office:value-type="string">
            <text:p>0.350000000000000</text:p>
          </table:table-cell>
          <table:table-cell office:value-type="string">
            <text:p>2.055236277081919E-002</text:p>
          </table:table-cell>
          <table:table-cell table:number-columns-repeated="6"/>
        </table:table-row>
        <table:table-row table:style-name="ro1">
          <table:table-cell office:value-type="string">
            <text:p>0.355000000000000</text:p>
          </table:table-cell>
          <table:table-cell office:value-type="string">
            <text:p>2.056518883265914E-002</text:p>
          </table:table-cell>
          <table:table-cell table:number-columns-repeated="6"/>
        </table:table-row>
        <table:table-row table:style-name="ro1">
          <table:table-cell office:value-type="string">
            <text:p>0.360000000000000</text:p>
          </table:table-cell>
          <table:table-cell office:value-type="string">
            <text:p>2.057865861562512E-002</text:p>
          </table:table-cell>
          <table:table-cell table:number-columns-repeated="6"/>
        </table:table-row>
        <table:table-row table:style-name="ro1">
          <table:table-cell office:value-type="string">
            <text:p>0.365000000000000</text:p>
          </table:table-cell>
          <table:table-cell office:value-type="string">
            <text:p>2.059277251321230E-002</text:p>
          </table:table-cell>
          <table:table-cell table:number-columns-repeated="6"/>
        </table:table-row>
        <table:table-row table:style-name="ro1">
          <table:table-cell office:value-type="string">
            <text:p>0.370000000000000</text:p>
          </table:table-cell>
          <table:table-cell office:value-type="string">
            <text:p>2.060753093867203E-002</text:p>
          </table:table-cell>
          <table:table-cell table:number-columns-repeated="6"/>
        </table:table-row>
        <table:table-row table:style-name="ro1">
          <table:table-cell office:value-type="string">
            <text:p>0.375000000000000</text:p>
          </table:table-cell>
          <table:table-cell office:value-type="string">
            <text:p>2.062293432502493E-002</text:p>
          </table:table-cell>
          <table:table-cell table:number-columns-repeated="6"/>
        </table:table-row>
        <table:table-row table:style-name="ro1">
          <table:table-cell office:value-type="string">
            <text:p>0.380000000000000</text:p>
          </table:table-cell>
          <table:table-cell office:value-type="string">
            <text:p>2.063898312507460E-002</text:p>
          </table:table-cell>
          <table:table-cell table:number-columns-repeated="6"/>
        </table:table-row>
        <table:table-row table:style-name="ro1">
          <table:table-cell office:value-type="string">
            <text:p>0.385000000000000</text:p>
          </table:table-cell>
          <table:table-cell office:value-type="string">
            <text:p>2.065504038687720E-002</text:p>
          </table:table-cell>
          <table:table-cell table:number-columns-repeated="6"/>
        </table:table-row>
        <table:table-row table:style-name="ro1">
          <table:table-cell office:value-type="string">
            <text:p>0.390000000000000</text:p>
          </table:table-cell>
          <table:table-cell office:value-type="string">
            <text:p>2.067110610680137E-002</text:p>
          </table:table-cell>
          <table:table-cell table:number-columns-repeated="6"/>
        </table:table-row>
        <table:table-row table:style-name="ro1">
          <table:table-cell office:value-type="string">
            <text:p>0.395000000000000</text:p>
          </table:table-cell>
          <table:table-cell office:value-type="string">
            <text:p>2.068718028122259E-002</text:p>
          </table:table-cell>
          <table:table-cell table:number-columns-repeated="6"/>
        </table:table-row>
        <table:table-row table:style-name="ro1">
          <table:table-cell office:value-type="string">
            <text:p>0.400000000000000</text:p>
          </table:table-cell>
          <table:table-cell office:value-type="string">
            <text:p>2.070326290652313E-002</text:p>
          </table:table-cell>
          <table:table-cell table:number-columns-repeated="6"/>
        </table:table-row>
        <table:table-row table:style-name="ro1">
          <table:table-cell office:value-type="string">
            <text:p>0.405000000000000</text:p>
          </table:table-cell>
          <table:table-cell office:value-type="string">
            <text:p>2.071935397909202E-002</text:p>
          </table:table-cell>
          <table:table-cell table:number-columns-repeated="6"/>
        </table:table-row>
        <table:table-row table:style-name="ro1">
          <table:table-cell office:value-type="string">
            <text:p>0.410000000000000</text:p>
          </table:table-cell>
          <table:table-cell office:value-type="string">
            <text:p>2.073545349532502E-002</text:p>
          </table:table-cell>
          <table:table-cell table:number-columns-repeated="6"/>
        </table:table-row>
        <table:table-row table:style-name="ro1">
          <table:table-cell office:value-type="string">
            <text:p>0.415000000000000</text:p>
          </table:table-cell>
          <table:table-cell office:value-type="string">
            <text:p>2.075156145162462E-002</text:p>
          </table:table-cell>
          <table:table-cell table:number-columns-repeated="6"/>
        </table:table-row>
        <table:table-row table:style-name="ro1">
          <table:table-cell office:value-type="string">
            <text:p>0.420000000000000</text:p>
          </table:table-cell>
          <table:table-cell office:value-type="string">
            <text:p>2.076767784439997E-002</text:p>
          </table:table-cell>
          <table:table-cell table:number-columns-repeated="6"/>
        </table:table-row>
        <table:table-row table:style-name="ro1">
          <table:table-cell office:value-type="string">
            <text:p>0.425000000000000</text:p>
          </table:table-cell>
          <table:table-cell office:value-type="string">
            <text:p>2.078380267006691E-002</text:p>
          </table:table-cell>
          <table:table-cell table:number-columns-repeated="6"/>
        </table:table-row>
        <table:table-row table:style-name="ro1">
          <table:table-cell office:value-type="string">
            <text:p>0.430000000000000</text:p>
          </table:table-cell>
          <table:table-cell office:value-type="string">
            <text:p>2.079993592504790E-002</text:p>
          </table:table-cell>
          <table:table-cell table:number-columns-repeated="6"/>
        </table:table-row>
        <table:table-row table:style-name="ro1">
          <table:table-cell office:value-type="string">
            <text:p>0.435000000000000</text:p>
          </table:table-cell>
          <table:table-cell office:value-type="string">
            <text:p>2.081607760577201E-002</text:p>
          </table:table-cell>
          <table:table-cell table:number-columns-repeated="6"/>
        </table:table-row>
        <table:table-row table:style-name="ro1">
          <table:table-cell office:value-type="string">
            <text:p>0.440000000000000</text:p>
          </table:table-cell>
          <table:table-cell office:value-type="string">
            <text:p>2.083222770867491E-002</text:p>
          </table:table-cell>
          <table:table-cell table:number-columns-repeated="6"/>
        </table:table-row>
        <table:table-row table:style-name="ro1">
          <table:table-cell office:value-type="string">
            <text:p>0.445000000000000</text:p>
          </table:table-cell>
          <table:table-cell office:value-type="string">
            <text:p>2.084838623019882E-002</text:p>
          </table:table-cell>
          <table:table-cell table:number-columns-repeated="6"/>
        </table:table-row>
        <table:table-row table:style-name="ro1">
          <table:table-cell office:value-type="string">
            <text:p>0.450000000000000</text:p>
          </table:table-cell>
          <table:table-cell office:value-type="string">
            <text:p>2.086455316679249E-002</text:p>
          </table:table-cell>
          <table:table-cell table:number-columns-repeated="6"/>
        </table:table-row>
        <table:table-row table:style-name="ro1">
          <table:table-cell office:value-type="string">
            <text:p>0.455000000000000</text:p>
          </table:table-cell>
          <table:table-cell office:value-type="string">
            <text:p>2.088072851491118E-002</text:p>
          </table:table-cell>
          <table:table-cell table:number-columns-repeated="6"/>
        </table:table-row>
        <table:table-row table:style-name="ro1">
          <table:table-cell office:value-type="string">
            <text:p>0.460000000000000</text:p>
          </table:table-cell>
          <table:table-cell office:value-type="string">
            <text:p>2.089691227101666E-002</text:p>
          </table:table-cell>
          <table:table-cell table:number-columns-repeated="6"/>
        </table:table-row>
        <table:table-row table:style-name="ro1">
          <table:table-cell office:value-type="string">
            <text:p>0.465000000000000</text:p>
          </table:table-cell>
          <table:table-cell office:value-type="string">
            <text:p>2.091310443157713E-002</text:p>
          </table:table-cell>
          <table:table-cell table:number-columns-repeated="6"/>
        </table:table-row>
        <table:table-row table:style-name="ro1">
          <table:table-cell office:value-type="string">
            <text:p>0.470000000000000</text:p>
          </table:table-cell>
          <table:table-cell office:value-type="string">
            <text:p>2.092930499306724E-002</text:p>
          </table:table-cell>
          <table:table-cell table:number-columns-repeated="6"/>
        </table:table-row>
        <table:table-row table:style-name="ro1">
          <table:table-cell office:value-type="string">
            <text:p>0.475000000000000</text:p>
          </table:table-cell>
          <table:table-cell office:value-type="string">
            <text:p>2.094551395196806E-002</text:p>
          </table:table-cell>
          <table:table-cell table:number-columns-repeated="6"/>
        </table:table-row>
        <table:table-row table:style-name="ro1">
          <table:table-cell office:value-type="string">
            <text:p>0.480000000000000</text:p>
          </table:table-cell>
          <table:table-cell office:value-type="string">
            <text:p>2.096173130476702E-002</text:p>
          </table:table-cell>
          <table:table-cell table:number-columns-repeated="6"/>
        </table:table-row>
        <table:table-row table:style-name="ro1">
          <table:table-cell office:value-type="string">
            <text:p>0.485000000000000</text:p>
          </table:table-cell>
          <table:table-cell office:value-type="string">
            <text:p>2.097795704795793E-002</text:p>
          </table:table-cell>
          <table:table-cell table:number-columns-repeated="6"/>
        </table:table-row>
        <table:table-row table:style-name="ro1">
          <table:table-cell office:value-type="string">
            <text:p>0.490000000000000</text:p>
          </table:table-cell>
          <table:table-cell office:value-type="string">
            <text:p>2.099419117804095E-002</text:p>
          </table:table-cell>
          <table:table-cell table:number-columns-repeated="6"/>
        </table:table-row>
        <table:table-row table:style-name="ro1">
          <table:table-cell office:value-type="string">
            <text:p>0.495000000000000</text:p>
          </table:table-cell>
          <table:table-cell office:value-type="string">
            <text:p>2.101043369152253E-002</text:p>
          </table:table-cell>
          <table:table-cell table:number-columns-repeated="6"/>
        </table:table-row>
        <table:table-row table:style-name="ro1">
          <table:table-cell office:value-type="string">
            <text:p>0.500000000000000</text:p>
          </table:table-cell>
          <table:table-cell office:value-type="string">
            <text:p>2.102668458491540E-002</text:p>
          </table:table-cell>
          <table:table-cell table:number-columns-repeated="6"/>
        </table:table-row>
        <table:table-row table:style-name="ro1">
          <table:table-cell office:value-type="string">
            <text:p>0.505000000000000</text:p>
          </table:table-cell>
          <table:table-cell office:value-type="string">
            <text:p>2.104294385473859E-002</text:p>
          </table:table-cell>
          <table:table-cell table:number-columns-repeated="6"/>
        </table:table-row>
        <table:table-row table:style-name="ro1">
          <table:table-cell office:value-type="string">
            <text:p>0.510000000000000</text:p>
          </table:table-cell>
          <table:table-cell office:value-type="string">
            <text:p>2.105921149751734E-002</text:p>
          </table:table-cell>
          <table:table-cell table:number-columns-repeated="6"/>
        </table:table-row>
        <table:table-row table:style-name="ro1">
          <table:table-cell office:value-type="string">
            <text:p>0.515000000000000</text:p>
          </table:table-cell>
          <table:table-cell office:value-type="string">
            <text:p>2.107548750978312E-002</text:p>
          </table:table-cell>
          <table:table-cell table:number-columns-repeated="6"/>
        </table:table-row>
        <table:table-row table:style-name="ro1">
          <table:table-cell office:value-type="string">
            <text:p>0.520000000000000</text:p>
          </table:table-cell>
          <table:table-cell office:value-type="string">
            <text:p>2.109177188807358E-002</text:p>
          </table:table-cell>
          <table:table-cell table:number-columns-repeated="6"/>
        </table:table-row>
        <table:table-row table:style-name="ro1">
          <table:table-cell office:value-type="string">
            <text:p>0.525000000000000</text:p>
          </table:table-cell>
          <table:table-cell office:value-type="string">
            <text:p>2.110806462893254E-002</text:p>
          </table:table-cell>
          <table:table-cell table:number-columns-repeated="6"/>
        </table:table-row>
        <table:table-row table:style-name="ro1">
          <table:table-cell office:value-type="string">
            <text:p>0.530000000000000</text:p>
          </table:table-cell>
          <table:table-cell office:value-type="string">
            <text:p>2.112436572890998E-002</text:p>
          </table:table-cell>
          <table:table-cell table:number-columns-repeated="6"/>
        </table:table-row>
        <table:table-row table:style-name="ro1">
          <table:table-cell office:value-type="string">
            <text:p>0.535000000000000</text:p>
          </table:table-cell>
          <table:table-cell office:value-type="string">
            <text:p>2.114067518456198E-002</text:p>
          </table:table-cell>
          <table:table-cell table:number-columns-repeated="6"/>
        </table:table-row>
        <table:table-row table:style-name="ro1">
          <table:table-cell office:value-type="string">
            <text:p>0.540000000000000</text:p>
          </table:table-cell>
          <table:table-cell office:value-type="string">
            <text:p>2.115699299245072E-002</text:p>
          </table:table-cell>
          <table:table-cell table:number-columns-repeated="6"/>
        </table:table-row>
        <table:table-row table:style-name="ro1">
          <table:table-cell office:value-type="string">
            <text:p>0.545000000000000</text:p>
          </table:table-cell>
          <table:table-cell office:value-type="string">
            <text:p>2.117331914914445E-002</text:p>
          </table:table-cell>
          <table:table-cell table:number-columns-repeated="6"/>
        </table:table-row>
        <table:table-row table:style-name="ro1">
          <table:table-cell office:value-type="string">
            <text:p>0.550000000000000</text:p>
          </table:table-cell>
          <table:table-cell office:value-type="string">
            <text:p>2.118965365121748E-002</text:p>
          </table:table-cell>
          <table:table-cell table:number-columns-repeated="6"/>
        </table:table-row>
        <table:table-row table:style-name="ro1">
          <table:table-cell office:value-type="string">
            <text:p>0.555000000000000</text:p>
          </table:table-cell>
          <table:table-cell office:value-type="string">
            <text:p>2.120599649525012E-002</text:p>
          </table:table-cell>
          <table:table-cell table:number-columns-repeated="6"/>
        </table:table-row>
        <table:table-row table:style-name="ro1">
          <table:table-cell office:value-type="string">
            <text:p>0.560000000000000</text:p>
          </table:table-cell>
          <table:table-cell office:value-type="string">
            <text:p>2.122234767782871E-002</text:p>
          </table:table-cell>
          <table:table-cell table:number-columns-repeated="6"/>
        </table:table-row>
        <table:table-row table:style-name="ro1">
          <table:table-cell office:value-type="string">
            <text:p>0.565000000000000</text:p>
          </table:table-cell>
          <table:table-cell office:value-type="string">
            <text:p>2.123870719554555E-002</text:p>
          </table:table-cell>
          <table:table-cell table:number-columns-repeated="6"/>
        </table:table-row>
        <table:table-row table:style-name="ro1">
          <table:table-cell office:value-type="string">
            <text:p>0.570000000000000</text:p>
          </table:table-cell>
          <table:table-cell office:value-type="string">
            <text:p>2.125507504499889E-002</text:p>
          </table:table-cell>
          <table:table-cell table:number-columns-repeated="6"/>
        </table:table-row>
        <table:table-row table:style-name="ro1">
          <table:table-cell office:value-type="string">
            <text:p>0.575000000000000</text:p>
          </table:table-cell>
          <table:table-cell office:value-type="string">
            <text:p>2.127145122279293E-002</text:p>
          </table:table-cell>
          <table:table-cell table:number-columns-repeated="6"/>
        </table:table-row>
        <table:table-row table:style-name="ro1">
          <table:table-cell office:value-type="string">
            <text:p>0.580000000000000</text:p>
          </table:table-cell>
          <table:table-cell office:value-type="string">
            <text:p>2.128783572553775E-002</text:p>
          </table:table-cell>
          <table:table-cell table:number-columns-repeated="6"/>
        </table:table-row>
        <table:table-row table:style-name="ro1">
          <table:table-cell office:value-type="string">
            <text:p>0.585000000000000</text:p>
          </table:table-cell>
          <table:table-cell office:value-type="string">
            <text:p>2.130422854984933E-002</text:p>
          </table:table-cell>
          <table:table-cell table:number-columns-repeated="6"/>
        </table:table-row>
        <table:table-row table:style-name="ro1">
          <table:table-cell office:value-type="string">
            <text:p>0.590000000000000</text:p>
          </table:table-cell>
          <table:table-cell office:value-type="string">
            <text:p>2.132062969234951E-002</text:p>
          </table:table-cell>
          <table:table-cell table:number-columns-repeated="6"/>
        </table:table-row>
        <table:table-row table:style-name="ro1">
          <table:table-cell office:value-type="string">
            <text:p>0.595000000000000</text:p>
          </table:table-cell>
          <table:table-cell office:value-type="string">
            <text:p>2.133703914966596E-002</text:p>
          </table:table-cell>
          <table:table-cell table:number-columns-repeated="6"/>
        </table:table-row>
        <table:table-row table:style-name="ro1">
          <table:table-cell office:value-type="string">
            <text:p>0.600000000000000</text:p>
          </table:table-cell>
          <table:table-cell office:value-type="string">
            <text:p>2.135345691843218E-002</text:p>
          </table:table-cell>
          <table:table-cell table:number-columns-repeated="6"/>
        </table:table-row>
        <table:table-row table:style-name="ro1">
          <table:table-cell office:value-type="string">
            <text:p>0.605000000000000</text:p>
          </table:table-cell>
          <table:table-cell office:value-type="string">
            <text:p>2.136988299528744E-002</text:p>
          </table:table-cell>
          <table:table-cell table:number-columns-repeated="6"/>
        </table:table-row>
        <table:table-row table:style-name="ro1">
          <table:table-cell office:value-type="string">
            <text:p>0.610000000000000</text:p>
          </table:table-cell>
          <table:table-cell office:value-type="string">
            <text:p>2.138631737687679E-002</text:p>
          </table:table-cell>
          <table:table-cell table:number-columns-repeated="6"/>
        </table:table-row>
        <table:table-row table:style-name="ro1">
          <table:table-cell office:value-type="string">
            <text:p>0.615000000000000</text:p>
          </table:table-cell>
          <table:table-cell office:value-type="string">
            <text:p>2.140276005985102E-002</text:p>
          </table:table-cell>
          <table:table-cell table:number-columns-repeated="6"/>
        </table:table-row>
        <table:table-row table:style-name="ro1">
          <table:table-cell office:value-type="string">
            <text:p>0.620000000000000</text:p>
          </table:table-cell>
          <table:table-cell office:value-type="string">
            <text:p>2.141921104086664E-002</text:p>
          </table:table-cell>
          <table:table-cell table:number-columns-repeated="6"/>
        </table:table-row>
        <table:table-row table:style-name="ro1">
          <table:table-cell office:value-type="string">
            <text:p>0.625000000000000</text:p>
          </table:table-cell>
          <table:table-cell office:value-type="string">
            <text:p>2.143567031658589E-002</text:p>
          </table:table-cell>
          <table:table-cell table:number-columns-repeated="6"/>
        </table:table-row>
        <table:table-row table:style-name="ro1">
          <table:table-cell office:value-type="string">
            <text:p>0.630000000000000</text:p>
          </table:table-cell>
          <table:table-cell office:value-type="string">
            <text:p>2.145213788367663E-002</text:p>
          </table:table-cell>
          <table:table-cell table:number-columns-repeated="6"/>
        </table:table-row>
        <table:table-row table:style-name="ro1">
          <table:table-cell office:value-type="string">
            <text:p>0.635000000000000</text:p>
          </table:table-cell>
          <table:table-cell office:value-type="string">
            <text:p>2.146795119379433E-002</text:p>
          </table:table-cell>
          <table:table-cell table:number-columns-repeated="6"/>
        </table:table-row>
        <table:table-row table:style-name="ro1">
          <table:table-cell office:value-type="string">
            <text:p>0.640000000000000</text:p>
          </table:table-cell>
          <table:table-cell office:value-type="string">
            <text:p>2.148310973462988E-002</text:p>
          </table:table-cell>
          <table:table-cell table:number-columns-repeated="6"/>
        </table:table-row>
        <table:table-row table:style-name="ro1">
          <table:table-cell office:value-type="string">
            <text:p>0.645000000000000</text:p>
          </table:table-cell>
          <table:table-cell office:value-type="string">
            <text:p>2.149761301423625E-002</text:p>
          </table:table-cell>
          <table:table-cell table:number-columns-repeated="6"/>
        </table:table-row>
        <table:table-row table:style-name="ro1">
          <table:table-cell office:value-type="string">
            <text:p>0.650000000000000</text:p>
          </table:table-cell>
          <table:table-cell office:value-type="string">
            <text:p>2.151146056104338E-002</text:p>
          </table:table-cell>
          <table:table-cell table:number-columns-repeated="6"/>
        </table:table-row>
        <table:table-row table:style-name="ro1">
          <table:table-cell office:value-type="string">
            <text:p>0.655000000000000</text:p>
          </table:table-cell>
          <table:table-cell office:value-type="string">
            <text:p>2.152465192387249E-002</text:p>
          </table:table-cell>
          <table:table-cell table:number-columns-repeated="6"/>
        </table:table-row>
        <table:table-row table:style-name="ro1">
          <table:table-cell office:value-type="string">
            <text:p>0.660000000000000</text:p>
          </table:table-cell>
          <table:table-cell office:value-type="string">
            <text:p>2.153718667194990E-002</text:p>
          </table:table-cell>
          <table:table-cell table:number-columns-repeated="6"/>
        </table:table-row>
        <table:table-row table:style-name="ro1">
          <table:table-cell office:value-type="string">
            <text:p>0.665000000000000</text:p>
          </table:table-cell>
          <table:table-cell office:value-type="string">
            <text:p>2.154906439492013E-002</text:p>
          </table:table-cell>
          <table:table-cell table:number-columns-repeated="6"/>
        </table:table-row>
        <table:table-row table:style-name="ro1">
          <table:table-cell office:value-type="string">
            <text:p>0.670000000000000</text:p>
          </table:table-cell>
          <table:table-cell office:value-type="string">
            <text:p>2.156028470285851E-002</text:p>
          </table:table-cell>
          <table:table-cell table:number-columns-repeated="6"/>
        </table:table-row>
        <table:table-row table:style-name="ro1">
          <table:table-cell office:value-type="string">
            <text:p>0.675000000000000</text:p>
          </table:table-cell>
          <table:table-cell office:value-type="string">
            <text:p>2.157084722628316E-002</text:p>
          </table:table-cell>
          <table:table-cell table:number-columns-repeated="6"/>
        </table:table-row>
        <table:table-row table:style-name="ro1">
          <table:table-cell office:value-type="string">
            <text:p>0.680000000000000</text:p>
          </table:table-cell>
          <table:table-cell office:value-type="string">
            <text:p>2.158075161616639E-002</text:p>
          </table:table-cell>
          <table:table-cell table:number-columns-repeated="6"/>
        </table:table-row>
        <table:table-row table:style-name="ro1">
          <table:table-cell office:value-type="string">
            <text:p>0.685000000000000</text:p>
          </table:table-cell>
          <table:table-cell office:value-type="string">
            <text:p>2.158999754394549E-002</text:p>
          </table:table-cell>
          <table:table-cell table:number-columns-repeated="6"/>
        </table:table-row>
        <table:table-row table:style-name="ro1">
          <table:table-cell office:value-type="string">
            <text:p>0.690000000000001</text:p>
          </table:table-cell>
          <table:table-cell office:value-type="string">
            <text:p>2.159858470153296E-002</text:p>
          </table:table-cell>
          <table:table-cell table:number-columns-repeated="6"/>
        </table:table-row>
        <table:table-row table:style-name="ro1">
          <table:table-cell office:value-type="string">
            <text:p>0.695000000000001</text:p>
          </table:table-cell>
          <table:table-cell office:value-type="string">
            <text:p>2.160651280132609E-002</text:p>
          </table:table-cell>
          <table:table-cell table:number-columns-repeated="6"/>
        </table:table-row>
        <table:table-row table:style-name="ro1">
          <table:table-cell office:value-type="string">
            <text:p>0.700000000000001</text:p>
          </table:table-cell>
          <table:table-cell office:value-type="string">
            <text:p>2.161378157621603E-002</text:p>
          </table:table-cell>
          <table:table-cell table:number-columns-repeated="6"/>
        </table:table-row>
        <table:table-row table:style-name="ro1">
          <table:table-cell office:value-type="string">
            <text:p>0.705000000000001</text:p>
          </table:table-cell>
          <table:table-cell office:value-type="string">
            <text:p>2.162039077959619E-002</text:p>
          </table:table-cell>
          <table:table-cell table:number-columns-repeated="6"/>
        </table:table-row>
        <table:table-row table:style-name="ro1">
          <table:table-cell office:value-type="string">
            <text:p>0.710000000000001</text:p>
          </table:table-cell>
          <table:table-cell office:value-type="string">
            <text:p>2.162634018537006E-002</text:p>
          </table:table-cell>
          <table:table-cell table:number-columns-repeated="6"/>
        </table:table-row>
        <table:table-row table:style-name="ro1">
          <table:table-cell office:value-type="string">
            <text:p>0.715000000000001</text:p>
          </table:table-cell>
          <table:table-cell office:value-type="string">
            <text:p>2.163162958795848E-002</text:p>
          </table:table-cell>
          <table:table-cell table:number-columns-repeated="6"/>
        </table:table-row>
        <table:table-row table:style-name="ro1">
          <table:table-cell office:value-type="string">
            <text:p>0.720000000000001</text:p>
          </table:table-cell>
          <table:table-cell office:value-type="string">
            <text:p>2.163625880230624E-002</text:p>
          </table:table-cell>
          <table:table-cell table:number-columns-repeated="6"/>
        </table:table-row>
        <table:table-row table:style-name="ro1">
          <table:table-cell office:value-type="string">
            <text:p>0.725000000000001</text:p>
          </table:table-cell>
          <table:table-cell office:value-type="string">
            <text:p>2.164022766388815E-002</text:p>
          </table:table-cell>
          <table:table-cell table:number-columns-repeated="6"/>
        </table:table-row>
        <table:table-row table:style-name="ro1">
          <table:table-cell office:value-type="string">
            <text:p>0.730000000000001</text:p>
          </table:table-cell>
          <table:table-cell office:value-type="string">
            <text:p>2.164353602871447E-002</text:p>
          </table:table-cell>
          <table:table-cell table:number-columns-repeated="6"/>
        </table:table-row>
        <table:table-row table:style-name="ro1">
          <table:table-cell office:value-type="string">
            <text:p>0.735000000000001</text:p>
          </table:table-cell>
          <table:table-cell office:value-type="string">
            <text:p>2.164618377333576E-002</text:p>
          </table:table-cell>
          <table:table-cell table:number-columns-repeated="6"/>
        </table:table-row>
        <table:table-row table:style-name="ro1">
          <table:table-cell office:value-type="string">
            <text:p>0.740000000000001</text:p>
          </table:table-cell>
          <table:table-cell office:value-type="string">
            <text:p>2.164817079484712E-002</text:p>
          </table:table-cell>
          <table:table-cell table:number-columns-repeated="6"/>
        </table:table-row>
        <table:table-row table:style-name="ro1">
          <table:table-cell office:value-type="string">
            <text:p>0.745000000000001</text:p>
          </table:table-cell>
          <table:table-cell office:value-type="string">
            <text:p>2.164949701089185E-002</text:p>
          </table:table-cell>
          <table:table-cell table:number-columns-repeated="6"/>
        </table:table-row>
        <table:table-row table:style-name="ro1">
          <table:table-cell office:value-type="string">
            <text:p>0.750000000000001</text:p>
          </table:table-cell>
          <table:table-cell office:value-type="string">
            <text:p>2.165016235966447E-002</text:p>
          </table:table-cell>
          <table:table-cell table:number-columns-repeated="6"/>
        </table:table-row>
        <table:table-row table:style-name="ro1">
          <table:table-cell office:value-type="string">
            <text:p>0.755000000000001</text:p>
          </table:table-cell>
          <table:table-cell office:value-type="string">
            <text:p>2.165016679991321E-002</text:p>
          </table:table-cell>
          <table:table-cell table:number-columns-repeated="6"/>
        </table:table-row>
        <table:table-row table:style-name="ro1">
          <table:table-cell office:value-type="string">
            <text:p>0.760000000000001</text:p>
          </table:table-cell>
          <table:table-cell office:value-type="string">
            <text:p>2.164951031094182E-002</text:p>
          </table:table-cell>
          <table:table-cell table:number-columns-repeated="6"/>
        </table:table-row>
        <table:table-row table:style-name="ro1">
          <table:table-cell office:value-type="string">
            <text:p>0.765000000000001</text:p>
          </table:table-cell>
          <table:table-cell office:value-type="string">
            <text:p>2.164819289261086E-002</text:p>
          </table:table-cell>
          <table:table-cell table:number-columns-repeated="6"/>
        </table:table-row>
        <table:table-row table:style-name="ro1">
          <table:table-cell office:value-type="string">
            <text:p>0.770000000000001</text:p>
          </table:table-cell>
          <table:table-cell office:value-type="string">
            <text:p>2.164621456533830E-002</text:p>
          </table:table-cell>
          <table:table-cell table:number-columns-repeated="6"/>
        </table:table-row>
        <table:table-row table:style-name="ro1">
          <table:table-cell office:value-type="string">
            <text:p>0.775000000000001</text:p>
          </table:table-cell>
          <table:table-cell office:value-type="string">
            <text:p>2.164357537009961E-002</text:p>
          </table:table-cell>
          <table:table-cell table:number-columns-repeated="6"/>
        </table:table-row>
        <table:table-row table:style-name="ro1">
          <table:table-cell office:value-type="string">
            <text:p>0.780000000000001</text:p>
          </table:table-cell>
          <table:table-cell office:value-type="string">
            <text:p>2.164027536842721E-002</text:p>
          </table:table-cell>
          <table:table-cell table:number-columns-repeated="6"/>
        </table:table-row>
        <table:table-row table:style-name="ro1">
          <table:table-cell office:value-type="string">
            <text:p>0.785000000000001</text:p>
          </table:table-cell>
          <table:table-cell office:value-type="string">
            <text:p>2.163631464240929E-002</text:p>
          </table:table-cell>
          <table:table-cell table:number-columns-repeated="6"/>
        </table:table-row>
        <table:table-row table:style-name="ro1">
          <table:table-cell office:value-type="string">
            <text:p>0.790000000000001</text:p>
          </table:table-cell>
          <table:table-cell office:value-type="string">
            <text:p>2.163169329468808E-002</text:p>
          </table:table-cell>
          <table:table-cell table:number-columns-repeated="6"/>
        </table:table-row>
        <table:table-row table:style-name="ro1">
          <table:table-cell office:value-type="string">
            <text:p>0.795000000000001</text:p>
          </table:table-cell>
          <table:table-cell office:value-type="string">
            <text:p>2.162641144845751E-002</text:p>
          </table:table-cell>
          <table:table-cell table:number-columns-repeated="6"/>
        </table:table-row>
        <table:table-row table:style-name="ro1">
          <table:table-cell office:value-type="string">
            <text:p>0.800000000000001</text:p>
          </table:table-cell>
          <table:table-cell office:value-type="string">
            <text:p>2.162046924746025E-002</text:p>
          </table:table-cell>
          <table:table-cell table:number-columns-repeated="6"/>
        </table:table-row>
        <table:table-row table:style-name="ro1">
          <table:table-cell office:value-type="string">
            <text:p>0.805000000000001</text:p>
          </table:table-cell>
          <table:table-cell office:value-type="string">
            <text:p>2.161386685598417E-002</text:p>
          </table:table-cell>
          <table:table-cell table:number-columns-repeated="6"/>
        </table:table-row>
        <table:table-row table:style-name="ro1">
          <table:table-cell office:value-type="string">
            <text:p>0.810000000000001</text:p>
          </table:table-cell>
          <table:table-cell office:value-type="string">
            <text:p>2.160660445885818E-002</text:p>
          </table:table-cell>
          <table:table-cell table:number-columns-repeated="6"/>
        </table:table-row>
        <table:table-row table:style-name="ro1">
          <table:table-cell office:value-type="string">
            <text:p>0.815000000000001</text:p>
          </table:table-cell>
          <table:table-cell office:value-type="string">
            <text:p>2.159868226144749E-002</text:p>
          </table:table-cell>
          <table:table-cell table:number-columns-repeated="6"/>
        </table:table-row>
        <table:table-row table:style-name="ro1">
          <table:table-cell office:value-type="string">
            <text:p>0.820000000000001</text:p>
          </table:table-cell>
          <table:table-cell office:value-type="string">
            <text:p>2.159010048964831E-002</text:p>
          </table:table-cell>
          <table:table-cell table:number-columns-repeated="6"/>
        </table:table-row>
        <table:table-row table:style-name="ro1">
          <table:table-cell office:value-type="string">
            <text:p>0.825000000000001</text:p>
          </table:table-cell>
          <table:table-cell office:value-type="string">
            <text:p>2.158085938988183E-002</text:p>
          </table:table-cell>
          <table:table-cell table:number-columns-repeated="6"/>
        </table:table-row>
        <table:table-row table:style-name="ro1">
          <table:table-cell office:value-type="string">
            <text:p>0.830000000000001</text:p>
          </table:table-cell>
          <table:table-cell office:value-type="string">
            <text:p>2.157095922908776E-002</text:p>
          </table:table-cell>
          <table:table-cell table:number-columns-repeated="6"/>
        </table:table-row>
        <table:table-row table:style-name="ro1">
          <table:table-cell office:value-type="string">
            <text:p>0.835000000000001</text:p>
          </table:table-cell>
          <table:table-cell office:value-type="string">
            <text:p>2.156040029471716E-002</text:p>
          </table:table-cell>
          <table:table-cell table:number-columns-repeated="6"/>
        </table:table-row>
        <table:table-row table:style-name="ro1">
          <table:table-cell office:value-type="string">
            <text:p>0.840000000000001</text:p>
          </table:table-cell>
          <table:table-cell office:value-type="string">
            <text:p>2.154918289472469E-002</text:p>
          </table:table-cell>
          <table:table-cell table:number-columns-repeated="6"/>
        </table:table-row>
        <table:table-row table:style-name="ro1">
          <table:table-cell office:value-type="string">
            <text:p>0.845000000000001</text:p>
          </table:table-cell>
          <table:table-cell office:value-type="string">
            <text:p>2.153730735756035E-002</text:p>
          </table:table-cell>
          <table:table-cell table:number-columns-repeated="6"/>
        </table:table-row>
        <table:table-row table:style-name="ro1">
          <table:table-cell office:value-type="string">
            <text:p>0.850000000000001</text:p>
          </table:table-cell>
          <table:table-cell office:value-type="string">
            <text:p>2.152477403216050E-002</text:p>
          </table:table-cell>
          <table:table-cell table:number-columns-repeated="6"/>
        </table:table-row>
        <table:table-row table:style-name="ro1">
          <table:table-cell office:value-type="string">
            <text:p>0.855000000000001</text:p>
          </table:table-cell>
          <table:table-cell office:value-type="string">
            <text:p>2.151158328793838E-002</text:p>
          </table:table-cell>
          <table:table-cell table:number-columns-repeated="6"/>
        </table:table-row>
        <table:table-row table:style-name="ro1">
          <table:table-cell office:value-type="string">
            <text:p>0.860000000000001</text:p>
          </table:table-cell>
          <table:table-cell office:value-type="string">
            <text:p>2.149773551477397E-002</text:p>
          </table:table-cell>
          <table:table-cell table:number-columns-repeated="6"/>
        </table:table-row>
        <table:table-row table:style-name="ro1">
          <table:table-cell office:value-type="string">
            <text:p>0.865000000000001</text:p>
          </table:table-cell>
          <table:table-cell office:value-type="string">
            <text:p>2.148323112300334E-002</text:p>
          </table:table-cell>
          <table:table-cell table:number-columns-repeated="6"/>
        </table:table-row>
        <table:table-row table:style-name="ro1">
          <table:table-cell office:value-type="string">
            <text:p>0.870000000000001</text:p>
          </table:table-cell>
          <table:table-cell office:value-type="string">
            <text:p>2.146807054340734E-002</text:p>
          </table:table-cell>
          <table:table-cell table:number-columns-repeated="6"/>
        </table:table-row>
        <table:table-row table:style-name="ro1">
          <table:table-cell office:value-type="string">
            <text:p>0.875000000000001</text:p>
          </table:table-cell>
          <table:table-cell office:value-type="string">
            <text:p>2.145225422719968E-002</text:p>
          </table:table-cell>
          <table:table-cell table:number-columns-repeated="6"/>
        </table:table-row>
        <table:table-row table:style-name="ro1">
          <table:table-cell office:value-type="string">
            <text:p>0.880000000000001</text:p>
          </table:table-cell>
          <table:table-cell office:value-type="string">
            <text:p>2.143578264601454E-002</text:p>
          </table:table-cell>
          <table:table-cell table:number-columns-repeated="6"/>
        </table:table-row>
        <table:table-row table:style-name="ro1">
          <table:table-cell office:value-type="string">
            <text:p>0.885000000000001</text:p>
          </table:table-cell>
          <table:table-cell office:value-type="string">
            <text:p>2.141931934949580E-002</text:p>
          </table:table-cell>
          <table:table-cell table:number-columns-repeated="6"/>
        </table:table-row>
        <table:table-row table:style-name="ro1">
          <table:table-cell office:value-type="string">
            <text:p>0.890000000000001</text:p>
          </table:table-cell>
          <table:table-cell office:value-type="string">
            <text:p>2.140286434096637E-002</text:p>
          </table:table-cell>
          <table:table-cell table:number-columns-repeated="6"/>
        </table:table-row>
        <table:table-row table:style-name="ro1">
          <table:table-cell office:value-type="string">
            <text:p>0.895000000000001</text:p>
          </table:table-cell>
          <table:table-cell office:value-type="string">
            <text:p>2.138641762375482E-002</text:p>
          </table:table-cell>
          <table:table-cell table:number-columns-repeated="6"/>
        </table:table-row>
        <table:table-row table:style-name="ro1">
          <table:table-cell office:value-type="string">
            <text:p>0.900000000000001</text:p>
          </table:table-cell>
          <table:table-cell office:value-type="string">
            <text:p>2.136997920119534E-002</text:p>
          </table:table-cell>
          <table:table-cell table:number-columns-repeated="6"/>
        </table:table-row>
        <table:table-row table:style-name="ro1">
          <table:table-cell office:value-type="string">
            <text:p>0.905000000000001</text:p>
          </table:table-cell>
          <table:table-cell office:value-type="string">
            <text:p>2.135354907662784E-002</text:p>
          </table:table-cell>
          <table:table-cell table:number-columns-repeated="6"/>
        </table:table-row>
        <table:table-row table:style-name="ro1">
          <table:table-cell office:value-type="string">
            <text:p>0.910000000000001</text:p>
          </table:table-cell>
          <table:table-cell office:value-type="string">
            <text:p>2.133712725339792E-002</text:p>
          </table:table-cell>
          <table:table-cell table:number-columns-repeated="6"/>
        </table:table-row>
        <table:table-row table:style-name="ro1">
          <table:table-cell office:value-type="string">
            <text:p>0.915000000000001</text:p>
          </table:table-cell>
          <table:table-cell office:value-type="string">
            <text:p>2.132071373485690E-002</text:p>
          </table:table-cell>
          <table:table-cell table:number-columns-repeated="6"/>
        </table:table-row>
        <table:table-row table:style-name="ro1">
          <table:table-cell office:value-type="string">
            <text:p>0.920000000000001</text:p>
          </table:table-cell>
          <table:table-cell office:value-type="string">
            <text:p>2.130430852436186E-002</text:p>
          </table:table-cell>
          <table:table-cell table:number-columns-repeated="6"/>
        </table:table-row>
        <table:table-row table:style-name="ro1">
          <table:table-cell office:value-type="string">
            <text:p>0.925000000000001</text:p>
          </table:table-cell>
          <table:table-cell office:value-type="string">
            <text:p>2.128791162527566E-002</text:p>
          </table:table-cell>
          <table:table-cell table:number-columns-repeated="6"/>
        </table:table-row>
        <table:table-row table:style-name="ro1">
          <table:table-cell office:value-type="string">
            <text:p>0.930000000000001</text:p>
          </table:table-cell>
          <table:table-cell office:value-type="string">
            <text:p>2.127152304096695E-002</text:p>
          </table:table-cell>
          <table:table-cell table:number-columns-repeated="6"/>
        </table:table-row>
        <table:table-row table:style-name="ro1">
          <table:table-cell office:value-type="string">
            <text:p>0.935000000000001</text:p>
          </table:table-cell>
          <table:table-cell office:value-type="string">
            <text:p>2.125514277481020E-002</text:p>
          </table:table-cell>
          <table:table-cell table:number-columns-repeated="6"/>
        </table:table-row>
        <table:table-row table:style-name="ro1">
          <table:table-cell office:value-type="string">
            <text:p>0.940000000000001</text:p>
          </table:table-cell>
          <table:table-cell office:value-type="string">
            <text:p>2.123877083018572E-002</text:p>
          </table:table-cell>
          <table:table-cell table:number-columns-repeated="6"/>
        </table:table-row>
        <table:table-row table:style-name="ro1">
          <table:table-cell office:value-type="string">
            <text:p>0.945000000000001</text:p>
          </table:table-cell>
          <table:table-cell office:value-type="string">
            <text:p>2.122240721047971E-002</text:p>
          </table:table-cell>
          <table:table-cell table:number-columns-repeated="6"/>
        </table:table-row>
        <table:table-row table:style-name="ro1">
          <table:table-cell office:value-type="string">
            <text:p>0.950000000000001</text:p>
          </table:table-cell>
          <table:table-cell office:value-type="string">
            <text:p>2.120605191908423E-002</text:p>
          </table:table-cell>
          <table:table-cell table:number-columns-repeated="6"/>
        </table:table-row>
        <table:table-row table:style-name="ro1">
          <table:table-cell office:value-type="string">
            <text:p>0.955000000000001</text:p>
          </table:table-cell>
          <table:table-cell office:value-type="string">
            <text:p>2.118970495939726E-002</text:p>
          </table:table-cell>
          <table:table-cell table:number-columns-repeated="6"/>
        </table:table-row>
        <table:table-row table:style-name="ro1">
          <table:table-cell office:value-type="string">
            <text:p>0.960000000000001</text:p>
          </table:table-cell>
          <table:table-cell office:value-type="string">
            <text:p>2.117336633482273E-002</text:p>
          </table:table-cell>
          <table:table-cell table:number-columns-repeated="6"/>
        </table:table-row>
        <table:table-row table:style-name="ro1">
          <table:table-cell office:value-type="string">
            <text:p>0.965000000000001</text:p>
          </table:table-cell>
          <table:table-cell office:value-type="string">
            <text:p>2.115703604877053E-002</text:p>
          </table:table-cell>
          <table:table-cell table:number-columns-repeated="6"/>
        </table:table-row>
        <table:table-row table:style-name="ro1">
          <table:table-cell office:value-type="string">
            <text:p>0.970000000000001</text:p>
          </table:table-cell>
          <table:table-cell office:value-type="string">
            <text:p>2.114071410465651E-002</text:p>
          </table:table-cell>
          <table:table-cell table:number-columns-repeated="6"/>
        </table:table-row>
        <table:table-row table:style-name="ro1">
          <table:table-cell office:value-type="string">
            <text:p>0.975000000000001</text:p>
          </table:table-cell>
          <table:table-cell office:value-type="string">
            <text:p>2.112440050590255E-002</text:p>
          </table:table-cell>
          <table:table-cell table:number-columns-repeated="6"/>
        </table:table-row>
        <table:table-row table:style-name="ro1">
          <table:table-cell office:value-type="string">
            <text:p>0.980000000000001</text:p>
          </table:table-cell>
          <table:table-cell office:value-type="string">
            <text:p>2.110809525593656E-002</text:p>
          </table:table-cell>
          <table:table-cell table:number-columns-repeated="6"/>
        </table:table-row>
        <table:table-row table:style-name="ro1">
          <table:table-cell office:value-type="string">
            <text:p>0.985000000000001</text:p>
          </table:table-cell>
          <table:table-cell office:value-type="string">
            <text:p>2.109179835819249E-002</text:p>
          </table:table-cell>
          <table:table-cell table:number-columns-repeated="6"/>
        </table:table-row>
        <table:table-row table:style-name="ro1">
          <table:table-cell office:value-type="string">
            <text:p>0.990000000000001</text:p>
          </table:table-cell>
          <table:table-cell office:value-type="string">
            <text:p>2.107550981611038E-002</text:p>
          </table:table-cell>
          <table:table-cell table:number-columns-repeated="6"/>
        </table:table-row>
        <table:table-row table:style-name="ro1">
          <table:table-cell office:value-type="string">
            <text:p>0.995000000000001</text:p>
          </table:table-cell>
          <table:table-cell office:value-type="string">
            <text:p>2.105922963313636E-002</text:p>
          </table:table-cell>
          <table:table-cell table:number-columns-repeated="6"/>
        </table:table-row>
        <table:table-row table:style-name="ro1">
          <table:table-cell office:value-type="string">
            <text:p>1.00000000000000</text:p>
          </table:table-cell>
          <table:table-cell office:value-type="string">
            <text:p>2.104295781272271E-00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08:04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